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1" manifest:media-type="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2C40000005C9AE8687B0D9B7FA1.png" manifest:media-type="image/png"/>
  <manifest:file-entry manifest:full-path="Pictures/1000020100000177000000FA59B62D9A30C61F3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Roboto-Regular1" svg:font-family="Roboto-Regular"/>
    <style:font-face style:name="Ubuntu Condensed1" svg:font-family="'Ubuntu Condensed'"/>
    <style:font-face style:name="DejaVu Sans2" svg:font-family="'DejaVu Sans'" style:font-family-generic="swiss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Roboto-Regular" svg:font-family="Roboto-Regular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09cm"/>
    </style:style>
    <style:style style:name="gr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521cm"/>
    </style:style>
    <style:style style:name="gr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0.858cm"/>
    </style:style>
    <style:style style:name="gr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5.921cm"/>
    </style:style>
    <style:style style:name="gr6" style:family="graphic" style:parent-style-name="Обычный_5f_1_5f_1_5f_1_5f_46">
      <style:graphic-properties draw:stroke="none" svg:stroke-color="#000000" draw:fill="none" draw:fill-color="#ffffff" draw:auto-grow-height="true" draw:auto-grow-width="false" fo:max-height="0cm" fo:min-height="0.95cm"/>
    </style:style>
    <style:style style:name="gr7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</style:style>
    <style:style style:name="gr10" style:family="graphic" style:parent-style-name="standard">
      <style:graphic-properties draw:stroke="none" draw:fill="none" fo:min-height="1.138cm"/>
    </style:style>
    <style:style style:name="gr11" style:family="graphic" style:parent-style-name="standard">
      <style:graphic-properties draw:stroke="none" draw:fill="none" fo:min-height="0.739cm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08cm"/>
    </style:style>
    <style:style style:name="gr13" style:family="graphic" style:parent-style-name="standard">
      <style:graphic-properties draw:stroke="none" draw:fill="none" fo:min-height="0.95cm"/>
    </style:style>
    <style:style style:name="gr14" style:family="graphic" style:parent-style-name="standard">
      <style:graphic-properties draw:stroke="none" draw:fill="none" fo:min-height="1.62cm"/>
    </style:style>
    <style:style style:name="gr15" style:family="graphic" style:parent-style-name="Обычный_5f_1_5f_1_5f_1_5f_48">
      <style:graphic-properties draw:stroke="none" svg:stroke-color="#000000" draw:fill="none" draw:fill-color="#ffffff" draw:auto-grow-height="true" draw:auto-grow-width="false" fo:max-height="0cm" fo:min-height="0.987cm"/>
    </style:style>
    <style:style style:name="gr16" style:family="graphic" style:parent-style-name="Объект_20_без_20_заливки_20_и_20_линий_5f_35_5f_2_5f_3">
      <style:graphic-properties draw:textarea-horizontal-align="center" draw:textarea-vertical-align="middle" draw:ole-draw-aspect="1" style:protect="size"/>
    </style:style>
    <style:style style:name="gr17" style:family="graphic" style:parent-style-name="Обычный_5f_1">
      <style:graphic-properties draw:stroke="none" draw:fill="none" fo:min-height="1.138cm"/>
    </style:style>
    <style:style style:name="gr18" style:family="graphic" style:parent-style-name="Обычный_5f_1">
      <style:graphic-properties draw:stroke="none" draw:fill="none" fo:min-height="0.95cm"/>
    </style:style>
    <style:style style:name="gr19" style:family="graphic" style:parent-style-name="Обычный_5f_1">
      <style:graphic-properties draw:stroke="none" draw:fill="none" fo:min-height="2.212cm"/>
    </style:style>
    <style:style style:name="gr2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Обычный_5f_1_5f_1_5f_1_5f_48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22" style:family="graphic" style:parent-style-name="Объект_20_без_20_заливки_20_и_20_линий_5f_35_5f_2_5f_3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49">
      <style:graphic-properties draw:stroke="none" draw:fill="none" fo:min-height="1.138cm"/>
    </style:style>
    <style:style style:name="gr24" style:family="graphic" style:parent-style-name="Обычный_5f_1_5f_1_5f_1_5f_49">
      <style:graphic-properties draw:stroke="none" draw:fill="none" fo:min-height="0.95cm"/>
    </style:style>
    <style:style style:name="gr25" style:family="graphic" style:parent-style-name="Обычный_5f_1_5f_1_5f_1_5f_49">
      <style:graphic-properties draw:stroke="none" draw:fill="none" fo:min-height="0.75cm"/>
    </style:style>
    <style:style style:name="gr26" style:family="graphic" style:parent-style-name="Обычный_5f_1_5f_1_5f_1_5f_49_5f_1">
      <style:graphic-properties draw:stroke="none" draw:fill="none" fo:min-height="4.95cm"/>
    </style:style>
    <style:style style:name="gr27" style:family="graphic" style:parent-style-name="standard">
      <style:graphic-properties draw:stroke="none" draw:fill="none" fo:min-height="1.161cm"/>
    </style:style>
    <style:style style:name="gr28" style:family="graphic" style:parent-style-name="Обычный_5f_1_5f_1_5f_1_5f_49_5f_1_5f_1">
      <style:graphic-properties draw:stroke="none" draw:fill="none" fo:min-height="1.475cm"/>
    </style:style>
    <style:style style:name="gr29" style:family="graphic" style:parent-style-name="standard">
      <style:graphic-properties draw:stroke="none" draw:fill="none" fo:min-height="1.475cm"/>
    </style:style>
    <style:style style:name="gr30" style:family="graphic" style:parent-style-name="standard">
      <style:graphic-properties draw:stroke="none" draw:fill="none" fo:min-height="1.557cm"/>
    </style:style>
    <style:style style:name="gr31" style:family="graphic" style:parent-style-name="Обычный_5f_1_5f_1_5f_1_5f_49_5f_1_5f_1">
      <style:graphic-properties draw:stroke="none" draw:fill="none" fo:min-height="0.738cm"/>
    </style:style>
    <style:style style:name="gr32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6.3cm"/>
    </style:style>
    <style:style style:name="gr33" style:family="graphic" style:parent-style-name="Обычный_5f_3_5f_4_5f_1_5f_1_5f_1">
      <style:graphic-properties draw:textarea-horizontal-align="justify" draw:textarea-vertical-align="middle" draw:auto-grow-height="false" fo:min-height="1.55cm" fo:min-width="9.993cm"/>
    </style:style>
    <style:style style:name="gr34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6cm"/>
    </style:style>
    <style:style style:name="gr35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36" style:family="graphic" style:parent-style-name="Обычный_5f_3_5f_4_5f_1_5f_1_5f_1">
      <style:graphic-properties draw:textarea-horizontal-align="justify" draw:textarea-vertical-align="middle" draw:auto-grow-height="false" fo:min-height="2.15cm" fo:min-width="9.997cm"/>
    </style:style>
    <style:style style:name="gr37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8" style:family="graphic" style:parent-style-name="Обычный_5f_3_5f_4_5f_1_5f_1_5f_1">
      <style:graphic-properties draw:textarea-horizontal-align="justify" draw:textarea-vertical-align="middle" draw:auto-grow-height="false" fo:min-height="0.75cm" fo:min-width="7.797cm"/>
    </style:style>
    <style:style style:name="gr39" style:family="graphic" style:parent-style-name="Обычный_5f_3_5f_4_5f_1_5f_1_5f_1">
      <style:graphic-properties draw:textarea-horizontal-align="justify" draw:textarea-vertical-align="middle" draw:auto-grow-height="false" fo:min-height="0.95cm" fo:min-width="8.197cm"/>
    </style:style>
    <style:style style:name="gr40" style:family="graphic" style:parent-style-name="Обычный_5f_3_5f_4_5f_1_5f_1_5f_1">
      <style:graphic-properties draw:fill-color="#ffd428" draw:textarea-horizontal-align="justify" draw:textarea-vertical-align="middle" draw:auto-grow-height="false" fo:min-height="0.45cm" fo:min-width="2.244cm"/>
    </style:style>
    <style:style style:name="gr41" style:family="graphic" style:parent-style-name="Обычный_5f_3_5f_4_5f_1_5f_1_5f_1">
      <style:graphic-properties draw:textarea-horizontal-align="justify" draw:textarea-vertical-align="middle" draw:auto-grow-height="false" fo:min-height="1.75cm" fo:min-width="6.003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Обычный_5f_1_5f_1_5f_1_5f_48_5f_1_5f_1_5f_1">
      <style:graphic-properties draw:stroke="none" svg:stroke-color="#000000" draw:fill="none" draw:fill-color="#ffffff" draw:auto-grow-height="true" draw:auto-grow-width="false" fo:max-height="0cm" fo:min-height="0.98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1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1.056cm"/>
    </style:style>
    <style:style style:name="gr4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1.845cm"/>
    </style:style>
    <style:style style:name="gr4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845cm"/>
    </style:style>
    <style:style style:name="gr48" style:family="graphic" style:parent-style-name="standard">
      <style:graphic-properties draw:stroke="none" draw:fill="none" fo:min-height="0.884cm"/>
    </style:style>
    <style:style style:name="gr49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4.423cm"/>
    </style:style>
    <style:style style:name="gr50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938cm"/>
    </style:style>
    <style:style style:name="gr5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52" style:family="graphic" style:parent-style-name="Обычный_5f_2_5f_2_5f_1">
      <style:graphic-properties draw:stroke="none" draw:fill="none" fo:min-height="8.95cm"/>
    </style:style>
    <style:style style:name="gr5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0.162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title">
      <style:graphic-properties fo:min-height="1.763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15.2cm"/>
    </style:style>
    <style:style style:name="pr7" style:family="presentation" style:parent-style-name="Inspiration-title">
      <style:graphic-properties fo:min-height="1.607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weight="bold" style:font-weight-asian="bold" style:font-weight-complex="bold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4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 draw:fill-color="#ffffff"/>
      <style:text-properties fo:font-weight="normal" style:font-weight-asian="normal" style:font-weight-complex="normal"/>
    </style:style>
    <style:style style:name="P16" style:family="paragraph">
      <loext:graphic-properties draw:fill="none"/>
      <style:text-properties fo:font-weight="bold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style:paragraph-properties fo:text-align="star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2" style:font-name-asian="DejaVu Sans2" style:font-name-complex="DejaVu Sans2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24pt" fo:font-style="normal" fo:text-shadow="none" style:text-underline-style="none" fo:font-weight="bold" style:letter-kerning="true" style:font-name-asian="DejaVu Sans2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24pt" fo:font-style="normal" fo:text-shadow="none" style:text-underline-style="none" fo:font-weight="bold" style:letter-kerning="true" style:font-name-asian="DejaVu Sans2" style:font-size-asian="24pt" style:font-style-asian="normal" style:font-weight-asian="bold" style:font-name-complex="DejaVu Sans2" style:font-size-complex="2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DejaVu Sans2" fo:font-size="18pt" fo:font-weight="bold" style:font-name-asian="DejaVu Sans2" style:font-weight-asian="bold" style:font-name-complex="DejaVu Sans2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2" fo:font-size="18pt" style:font-name-asian="DejaVu Sans2" style:font-name-complex="DejaVu Sans2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style:letter-kerning="true" style:font-name-asian="DejaVu Sans2" style:font-size-asian="18pt" style:font-style-asian="normal" style:font-name-complex="DejaVu Sans2" style:font-size-complex="18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ejaVu Sans2" style:font-style-asian="normal" style:font-weight-asian="normal" style:font-name-complex="DejaVu Sans2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2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text-position="-33% 58%" style:font-name="DejaVu Sans2" style:font-name-asian="DejaVu Sans2" style:font-name-complex="DejaVu Sans2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DejaVu Sans2" fo:font-weight="bold" style:font-name-asian="DejaVu Sans2" style:font-weight-asian="bold" style:font-name-complex="DejaVu Sans2" style:font-weight-complex="bold"/>
    </style:style>
    <style:style style:name="T21" style:family="text">
      <style:text-properties style:text-position="-33% 58%" style:font-name="DejaVu Sans2" fo:font-weight="bold" style:font-name-asian="DejaVu Sans2" style:font-weight-asian="bold" style:font-name-complex="DejaVu Sans2" style:font-weight-complex="bold"/>
    </style:style>
    <style:style style:name="T22" style:family="text">
      <style:text-properties style:text-position="-33% 58%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style:text-position="33% 58%" style:font-name="DejaVu Sans2" style:font-name-asian="DejaVu Sans2" style:font-name-complex="DejaVu Sans2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style:text-position="0% 100%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29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0" style:family="text">
      <style:text-properties style:text-position="-33% 58%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18pt" style:font-size-asian="18pt" style:font-size-complex="18pt"/>
    </style:style>
    <style:style style:name="T34" style:family="text">
      <style:text-properties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size="18pt" fo:font-weight="bold" style:font-weight-asian="bold" style:font-weight-complex="bold"/>
    </style:style>
    <style:style style:name="T37" style:family="text">
      <style:text-properties fo:font-size="18pt"/>
    </style:style>
    <style:style style:name="T38" style:family="text">
      <style:text-properties fo:font-size="18pt" style:text-underline-style="solid" style:text-underline-width="auto" style:text-underline-color="font-color"/>
    </style:style>
    <style:style style:name="T39" style:family="text">
      <style:text-properties fo:font-size="18pt" style:text-underline-style="none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fo:font-weight="bold" style:font-weight-asian="bold" style:font-weight-complex="bold"/>
    </style:style>
    <style:style style:name="T43" style:family="text">
      <style:text-properties style:text-underline-style="none" fo:font-weight="normal" style:font-weight-asian="normal" style:font-weight-complex="normal"/>
    </style:style>
    <style:style style:name="T44" style:family="text">
      <style:text-properties fo:font-size="20pt" style:font-size-asian="20pt" style:font-size-complex="20pt"/>
    </style:style>
    <style:style style:name="T4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6" style:family="text">
      <style:text-properties fo:font-variant="normal" fo:text-transform="none" fo:color="#0e0e0e" style:text-outline="false" style:text-line-through-style="none" style:text-line-through-type="none" style:font-name="Roboto-Regular1" fo:font-size="20pt" fo:font-style="normal" fo:text-shadow="none" style:text-underline-style="none" fo:font-weight="normal" style:letter-kerning="true" style:font-name-asian="Roboto-Regular1" style:font-size-asian="20pt" style:font-style-asian="normal" style:font-weight-asian="normal" style:font-name-complex="Roboto-Regular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8" style:family="text">
      <style:text-properties fo:font-size="32pt" fo:font-weight="bold" style:font-size-asian="32pt" style:font-weight-asian="bold" style:font-size-complex="32pt" style:font-weight-complex="bold"/>
    </style:style>
    <style:style style:name="T49" style:family="text">
      <style:text-properties fo:font-size="32pt" fo:font-weight="normal" style:font-size-asian="32pt" style:font-weight-asian="normal" style:font-size-complex="32pt" style:font-weight-complex="normal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3: <text:s/></text:span></text:p>
            <text:p><text:span text:style-name="T1">композиции </text:span><text:span text:style-name="T1">классификаторо</text:span><text:span text:style-name="T1">в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2" draw:text-style-name="P2" draw:layer="layout" svg:width="17.4cm" svg:height="10.859cm" svg:x="3cm" svg:y="4.2cm">
          <draw:text-box>
            <text:p>X - объекты <text:s text:c="12"/>y - метки</text:p>
            <text:p/>
            <text:p>a(x)=C(b(x)) - классификатор</text:p>
            <text:p/>
            <text:p>b : X <text:span text:style-name="T5">→ </text:span>R - базовый алгоритм</text:p>
            <text:p><text:span text:style-name="T6">C : R</text:span> <text:span text:style-name="T5">→ y - решающее </text:span><text:span text:style-name="T5">правило</text:span></text:p>
            <text:p><text:span text:style-name="T5"/></text:p>
            <text:p><text:span text:style-name="T5">R - множество оценок </text:span><text:span text:style-name="T5">(существенно шире чем y)</text:span></text:p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3" draw:text-style-name="P4" draw:layer="layout" svg:width="23cm" svg:height="5.771cm" svg:x="1.6cm" svg:y="3.629cm">
          <draw:text-box>
            <text:p><text:span text:style-name="T7">примеры оценок и </text:span><text:span text:style-name="T8">решающих правил</text:span></text:p>
            <text:p><text:span text:style-name="T9"/></text:p>
            <text:p><text:span text:style-name="T10">a(x) = sign(b(x)) <text:s text:c="2"/>- <text:s/></text:span><text:span text:style-name="T9">классификация на 2 </text:span><text:span text:style-name="T9">класса</text:span></text:p>
            <text:p><text:span text:style-name="T10"/></text:p>
            <text:p><text:span text:style-name="T10"><text:s text:c="4"/></text:span><text:span text:style-name="T10">y={-1,0,1} <text:s/>- метки </text:span></text:p>
            <text:p><text:span text:style-name="T10"><text:s text:c="6"/></text:span><text:span text:style-name="T10">b : X → ℝ <text:s text:c="2"/>- <text:s/>базовый </text:span><text:span text:style-name="T10">алгоритм</text:span></text:p>
            <text:p><text:span text:style-name="T10">C(b) = sign(b) - </text:span><text:span text:style-name="T11">решающее </text:span><text:span text:style-name="T11">правил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4" draw:text-style-name="P4" draw:layer="layout" svg:width="23cm" svg:height="11.108cm" svg:x="1.6cm" svg:y="3.629cm">
          <draw:text-box>
            <text:p><text:span text:style-name="T7">примеры оценок и </text:span><text:span text:style-name="T8">решающих правил</text:span></text:p>
            <text:p><text:span text:style-name="T9"/></text:p>
            <text:p><text:span text:style-name="T10">a(x) = sign(b(x)) <text:s text:c="2"/>- <text:s/></text:span><text:span text:style-name="T9">классификация на 2 </text:span><text:span text:style-name="T9">класса</text:span></text:p>
            <text:p><text:span text:style-name="T10"/></text:p>
            <text:p><text:span text:style-name="T10"><text:s text:c="4"/></text:span><text:span text:style-name="T10">y={-1,0,1} <text:s/>- метки </text:span></text:p>
            <text:p><text:span text:style-name="T10"><text:s text:c="6"/></text:span><text:span text:style-name="T10">b : X → ℝ <text:s text:c="2"/>- <text:s/>базовый </text:span><text:span text:style-name="T10">алгоритм</text:span></text:p>
            <text:p><text:span text:style-name="T10">C(b) = sign(b) - </text:span><text:span text:style-name="T11">решающее </text:span><text:span text:style-name="T11">правило</text:span></text:p>
            <text:p><text:span text:style-name="T12"/></text:p>
            <text:p><text:span text:style-name="T13">a(x)=argmax </text:span><text:span text:style-name="T14">b</text:span><text:span text:style-name="T15">t</text:span><text:span text:style-name="T10">(x) - </text:span><text:span text:style-name="T9">классификация на m </text:span><text:span text:style-name="T9">классов</text:span></text:p>
            <text:p><text:span text:style-name="T10"/></text:p>
            <text:p><text:span text:style-name="T10">y={1,..,m} - метки <text:s/></text:span></text:p>
            <text:p><text:span text:style-name="T10">R=ℝ</text:span><text:span text:style-name="T16">m</text:span><text:span text:style-name="T11"> - оценки</text:span></text:p>
            <text:p><text:span text:style-name="T11">b : X → ℝ</text:span><text:span text:style-name="T16">m</text:span><text:span text:style-name="T11"> <text:s text:c="2"/>- <text:s/>базовый </text:span><text:span text:style-name="T11">алгоритм</text:span></text:p>
            <text:p><text:span text:style-name="T11">C(b</text:span><text:span text:style-name="T15">1</text:span><text:span text:style-name="T11">,...b</text:span><text:span text:style-name="T15">m</text:span><text:span text:style-name="T11">)=argmax b</text:span><text:span text:style-name="T15">t</text:span><text:span text:style-name="T11"> - оцен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5" draw:text-style-name="P4" draw:layer="layout" svg:width="23cm" svg:height="16.171cm" svg:x="1.6cm" svg:y="3.629cm">
          <draw:text-box>
            <text:p><text:span text:style-name="T7">примеры оценок и </text:span><text:span text:style-name="T8">решающих правил</text:span></text:p>
            <text:p><text:span text:style-name="T9"/></text:p>
            <text:p><text:span text:style-name="T10">a(x) = sign(b(x)) <text:s text:c="2"/>- <text:s/></text:span><text:span text:style-name="T9">классификация на 2 </text:span><text:span text:style-name="T9">класса</text:span></text:p>
            <text:p><text:span text:style-name="T10"/></text:p>
            <text:p><text:span text:style-name="T10"><text:s text:c="4"/></text:span><text:span text:style-name="T10">y={-1,0,1} <text:s/>- метки </text:span></text:p>
            <text:p><text:span text:style-name="T10"><text:s text:c="6"/></text:span><text:span text:style-name="T10">b : X → ℝ <text:s text:c="2"/>- <text:s/>базовый </text:span><text:span text:style-name="T10">алгоритм</text:span></text:p>
            <text:p><text:span text:style-name="T10">C(b) = sign(b) - </text:span><text:span text:style-name="T11">решающее </text:span><text:span text:style-name="T11">правило</text:span></text:p>
            <text:p><text:span text:style-name="T12"/></text:p>
            <text:p><text:span text:style-name="T13">a(x)=argmax </text:span><text:span text:style-name="T14">b</text:span><text:span text:style-name="T15">t</text:span><text:span text:style-name="T10">(x) - </text:span><text:span text:style-name="T9">классификация на m </text:span><text:span text:style-name="T9">классов</text:span></text:p>
            <text:p><text:span text:style-name="T10"/></text:p>
            <text:p><text:span text:style-name="T10">y={1,..,m} - метки <text:s/></text:span></text:p>
            <text:p><text:span text:style-name="T10">R=ℝ</text:span><text:span text:style-name="T16">m</text:span><text:span text:style-name="T11"> - оценки</text:span></text:p>
            <text:p><text:span text:style-name="T11">b : X → ℝ</text:span><text:span text:style-name="T16">m</text:span><text:span text:style-name="T11"> <text:s text:c="2"/>- <text:s/>базовый </text:span><text:span text:style-name="T11">алгоритм</text:span></text:p>
            <text:p><text:span text:style-name="T11">C(b</text:span><text:span text:style-name="T15">1</text:span><text:span text:style-name="T11">,...b</text:span><text:span text:style-name="T15">m</text:span><text:span text:style-name="T11">)=argmax b</text:span><text:span text:style-name="T15">t</text:span><text:span text:style-name="T11"> - оценки</text:span></text:p>
            <text:p><text:span text:style-name="T11"/></text:p>
            <text:p><text:span text:style-name="T11">a(x)=b(x) - </text:span><text:span text:style-name="T17">регрессия</text:span><text:span text:style-name="T11"> </text:span></text:p>
            <text:p><text:span text:style-name="T11"/></text:p>
            <text:p><text:span text:style-name="T11"><text:s text:c="4"/></text:span><text:span text:style-name="T11">y=R=ℝ - метки / оценки</text:span></text:p>
            <text:p><text:span text:style-name="T11">b : X → ℝ <text:s/>- <text:s/>базовый </text:span><text:span text:style-name="T11">алгоритм</text:span></text:p>
            <text:p><text:span text:style-name="T11"><text:s text:c="4"/></text:span><text:span text:style-name="T11">C(b)=b - <text:s/>решающее </text:span><text:span text:style-name="T11">правило (вырождено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2" draw:text-style-name="P2" draw:layer="layout" svg:width="17.4cm" svg:height="10.859cm" svg:x="3cm" svg:y="4.2cm">
          <draw:text-box>
            <text:p>X - объекты <text:s text:c="12"/>y - метки</text:p>
            <text:p/>
            <text:p><text:span text:style-name="T6">b</text:span><text:span text:style-name="T18">t </text:span>: X <text:span text:style-name="T5">→ </text:span>R - базовый алгоритм</text:p>
            <text:p><text:span text:style-name="T6">C : R</text:span> <text:span text:style-name="T5">→ y - решающее </text:span><text:span text:style-name="T5">правило</text:span></text:p>
            <text:p><text:span text:style-name="T5">R - множество оценок</text:span></text:p>
            <text:p><text:span text:style-name="T5"/></text:p>
            <text:p><text:span text:style-name="T19">композиция базовых </text:span><text:span text:style-name="T19">алгоритмов </text:span><text:span text:style-name="T20">b</text:span><text:span text:style-name="T21">t</text:span><text:span text:style-name="T20">(x)</text:span></text:p>
            <text:p><text:span text:style-name="T10"/></text:p>
            <text:p><text:span text:style-name="T10">a(x) = C( F( b</text:span><text:span text:style-name="T15">1</text:span><text:span text:style-name="T10">(x),...,</text:span><text:span text:style-name="T5">b</text:span><text:span text:style-name="T18">T</text:span><text:span text:style-name="T5">(x) ) )</text:span></text:p>
            <text:p><text:span text:style-name="T5"/></text:p>
            <text:p><text:span text:style-name="T10">F : R</text:span><text:span text:style-name="T16">T</text:span><text:span text:style-name="T10"> </text:span><text:span text:style-name="T5">→ R - корректирующая </text:span><text:span text:style-name="T5">опера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6" draw:text-style-name="P5" draw:layer="layout" svg:width="19.8cm" svg:height="1.2cm" svg:x="2.2cm" svg:y="7cm">
          <draw:text-box>
            <text:p><text:span text:style-name="T19">примеры корректирующих </text:span><text:span text:style-name="T19">операций</text:span></text:p>
          </draw:text-box>
        </draw:frame>
        <draw:frame draw:style-name="gr7" draw:text-style-name="P6" draw:layer="layout" svg:width="10.736cm" svg:height="2.29cm" svg:x="5.464cm" svg:y="9.1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2" draw:layer="layout" svg:width="8.4cm" svg:height="0.988cm" svg:x="18cm" svg:y="9.812cm">
          <draw:text-box>
            <text:p>простое голосование </text:p>
          </draw:text-box>
        </draw:frame>
        <draw:frame draw:style-name="gr7" draw:text-style-name="P6" draw:layer="layout" svg:width="9.776cm" svg:height="1.424cm" svg:x="1.024cm" svg:y="4.77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" draw:text-style-name="P2" draw:layer="layout" svg:width="13.6cm" svg:height="1.133cm" svg:x="11cm" svg:y="4.933cm">
          <draw:text-box>
            <text:p>композиция из классификаторов b<text:span text:style-name="T22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6" draw:text-style-name="P5" draw:layer="layout" svg:width="19.8cm" svg:height="1.2cm" svg:x="2.2cm" svg:y="7cm">
          <draw:text-box>
            <text:p><text:span text:style-name="T19">примеры корректирующих </text:span><text:span text:style-name="T19">операций</text:span></text:p>
          </draw:text-box>
        </draw:frame>
        <draw:frame draw:style-name="gr7" draw:text-style-name="P6" draw:layer="layout" svg:width="10.736cm" svg:height="2.29cm" svg:x="5.464cm" svg:y="9.1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7" draw:text-style-name="P6" draw:layer="layout" svg:width="13.228cm" svg:height="2.29cm" svg:x="3.2cm" svg:y="12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8" draw:text-style-name="P2" draw:layer="layout" svg:width="8.4cm" svg:height="0.988cm" svg:x="18cm" svg:y="9.812cm">
          <draw:text-box>
            <text:p>простое голосование </text:p>
          </draw:text-box>
        </draw:frame>
        <draw:frame draw:style-name="gr10" draw:text-style-name="P7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7" draw:text-style-name="P6" draw:layer="layout" svg:width="9.776cm" svg:height="1.424cm" svg:x="1.024cm" svg:y="4.77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2" draw:layer="layout" svg:width="13.6cm" svg:height="1.133cm" svg:x="11cm" svg:y="4.933cm">
          <draw:text-box>
            <text:p>композиция из классификаторов b<text:span text:style-name="T22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6" draw:text-style-name="P5" draw:layer="layout" svg:width="19.8cm" svg:height="1.2cm" svg:x="2.2cm" svg:y="7cm">
          <draw:text-box>
            <text:p><text:span text:style-name="T19">примеры корректирующих </text:span><text:span text:style-name="T19">операций</text:span></text:p>
          </draw:text-box>
        </draw:frame>
        <draw:frame draw:style-name="gr7" draw:text-style-name="P6" draw:layer="layout" svg:width="10.736cm" svg:height="2.29cm" svg:x="5.464cm" svg:y="9.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" draw:text-style-name="P6" draw:layer="layout" svg:width="13.228cm" svg:height="2.29cm" svg:x="3.2cm" svg:y="12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" draw:text-style-name="P6" draw:layer="layout" svg:width="15.57cm" svg:height="2.29cm" svg:x="1cm" svg:y="16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8" draw:text-style-name="P2" draw:layer="layout" svg:width="8.4cm" svg:height="0.988cm" svg:x="18cm" svg:y="9.812cm">
          <draw:text-box>
            <text:p>простое голосование </text:p>
          </draw:text-box>
        </draw:frame>
        <draw:frame draw:style-name="gr10" draw:text-style-name="P7" draw:layer="layout" svg:width="9.2cm" svg:height="1.388cm" svg:x="17.8cm" svg:y="13.012cm">
          <draw:text-box>
            <text:p>взвешенное голосование</text:p>
          </draw:text-box>
        </draw:frame>
        <draw:frame draw:style-name="gr11" draw:text-style-name="P7" draw:layer="layout" svg:width="6.784cm" svg:height="0.989cm" svg:x="18cm" svg:y="16.8cm">
          <draw:text-box>
            <text:p>смесь алгоритмов </text:p>
          </draw:text-box>
        </draw:frame>
        <draw:frame draw:style-name="gr7" draw:text-style-name="P6" draw:layer="layout" svg:width="9.776cm" svg:height="1.424cm" svg:x="1.024cm" svg:y="4.77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9" draw:text-style-name="P2" draw:layer="layout" svg:width="13.6cm" svg:height="1.133cm" svg:x="11cm" svg:y="4.933cm">
          <draw:text-box>
            <text:p>композиция из классификаторов b<text:span text:style-name="T22">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12" draw:text-style-name="P2" draw:layer="layout" svg:width="17.4cm" svg:height="4.33cm" svg:x="3.8cm" svg:y="3.919cm">
          <draw:text-box>
            <text:p><text:span text:style-name="T23">бустинг</text:span></text:p>
            <text:p/>
            <text:p>X <text:span text:style-name="T5">⊂ ℝ</text:span><text:span text:style-name="T24">n</text:span><text:span text:style-name="T5"> </text:span>- объекты <text:s text:c="2"/>; <text:s text:c="2"/>y={-1;+1} - метки</text:p>
            <text:p/>
            <text:p><text:span text:style-name="T10">b</text:span><text:span text:style-name="T15">t</text:span><text:span text:style-name="T10">(x)</text:span><text:span text:style-name="T6">: X </text:span><text:s/><text:span text:style-name="T5">→ {-1, 0, +1} <text:s/></text:span><text:span text:style-name="T5">классификатор с отказами</text:span></text:p>
          </draw:text-box>
        </draw:frame>
        <draw:frame draw:style-name="gr7" draw:text-style-name="P6" draw:layer="layout" svg:width="8.505cm" svg:height="2.525cm" svg:x="0.8cm" svg:y="9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7" draw:layer="layout" svg:width="10.6cm" svg:height="1.388cm" svg:x="0.8cm" svg:y="8.6cm">
          <draw:text-box>
            <text:p>взвешенное голосование</text:p>
          </draw:text-box>
        </draw:frame>
        <draw:frame draw:style-name="gr7" draw:text-style-name="P6" draw:layer="layout" svg:width="10.18cm" svg:height="2.785cm" svg:x="12.82cm" svg:y="9.81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2cm" svg:height="1.2cm" svg:x="11.4cm" svg:y="8.8cm">
          <draw:text-box>
            <text:p>функционал качества - количество ошибок</text:p>
          </draw:text-box>
        </draw:frame>
        <draw:frame draw:style-name="gr14" draw:text-style-name="P7" draw:layer="layout" svg:width="23.4cm" svg:height="1.87cm" svg:x="2.8cm" svg:y="14.785cm">
          <draw:text-box>
            <text:p><text:span text:style-name="T6">последовательно добавляем </text:span><text:span text:style-name="T6">компоненты a</text:span><text:span text:style-name="T22">t</text:span>b<text:span text:style-name="T22">t</text:span>(x)</text:p>
            <text:p><text:span text:style-name="T6">при этом фиксируем </text:span><text:span text:style-name="T6">параметры предыдущих </text:span><text:span text:style-name="T6">компонен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15" draw:text-style-name="P2" draw:layer="layout" svg:width="6.6cm" svg:height="1.237cm" svg:x="0.8cm" svg:y="3.919cm">
          <draw:text-box>
            <text:p><text:span text:style-name="T23">AdaBoost</text:span></text:p>
          </draw:text-box>
        </draw:frame>
        <draw:frame draw:style-name="gr16" draw:text-style-name="P6" draw:layer="layout" svg:width="8.505cm" svg:height="2.525cm" svg:x="1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7" draw:text-style-name="P7" draw:layer="layout" svg:width="10.6cm" svg:height="1.388cm" svg:x="1cm" svg:y="5.6cm">
          <draw:text-box>
            <text:p>взвешенное голосование</text:p>
          </draw:text-box>
        </draw:frame>
        <draw:frame draw:style-name="gr16" draw:text-style-name="P6" draw:layer="layout" svg:width="10.18cm" svg:height="2.785cm" svg:x="13.02cm" svg:y="6.81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8" draw:text-style-name="P7" draw:layer="layout" svg:width="15.2cm" svg:height="1.2cm" svg:x="11.6cm" svg:y="5.8cm">
          <draw:text-box>
            <text:p>функционал качества - количество ошибок</text:p>
          </draw:text-box>
        </draw:frame>
        <draw:frame draw:style-name="gr19" draw:text-style-name="P7" draw:layer="layout" svg:width="15.8cm" svg:height="2.462cm" svg:x="1.2cm" svg:y="10.8cm">
          <draw:text-box>
            <text:p>функционал качества - пороговая функция</text:p>
            <text:p>оптимизировать не удобно</text:p>
            <text:p>заменим его на гладкую аппроксимацию </text:p>
          </draw:text-box>
        </draw:frame>
        <draw:frame draw:style-name="gr16" draw:text-style-name="P6" draw:layer="layout" svg:width="12.799cm" svg:height="2.785cm" svg:x="1.401cm" svg:y="14.8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8" draw:layer="layout" svg:width="9.921cm" svg:height="6.614cm" svg:x="16.6cm" svg:y="11.4cm">
          <draw:image xlink:href="Pictures/1000020100000177000000FA59B62D9A30C61F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21" draw:text-style-name="P2" draw:layer="layout" svg:width="12.2cm" svg:height="1.237cm" svg:x="0.8cm" svg:y="3.919cm">
          <draw:text-box>
            <text:p><text:span text:style-name="T23">AdaBoost <text:s text:c="2"/></text:span><text:span text:style-name="T23">обучение</text:span></text:p>
          </draw:text-box>
        </draw:frame>
        <draw:frame draw:style-name="gr22" draw:text-style-name="P6" draw:layer="layout" svg:width="8.505cm" svg:height="2.525cm" svg:x="1cm" svg:y="6.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3" draw:text-style-name="P7" draw:layer="layout" svg:width="10.6cm" svg:height="1.388cm" svg:x="1cm" svg:y="5.6cm">
          <draw:text-box>
            <text:p>взвешенное голосование</text:p>
          </draw:text-box>
        </draw:frame>
        <draw:frame draw:style-name="gr24" draw:text-style-name="P7" draw:layer="layout" svg:width="15.2cm" svg:height="1.2cm" svg:x="11.6cm" svg:y="5.8cm">
          <draw:text-box>
            <text:p>функционал качества </text:p>
          </draw:text-box>
        </draw:frame>
        <draw:frame draw:style-name="gr25" draw:text-style-name="P9" draw:layer="layout" svg:width="19.4cm" svg:height="1cm" svg:x="1.6cm" svg:y="10.8cm">
          <draw:text-box>
            <text:p><text:span text:style-name="T1">для каждого учебного </text:span><text:span text:style-name="T1">примера X введём вес w </text:span></text:p>
          </draw:text-box>
        </draw:frame>
        <draw:frame draw:style-name="gr22" draw:text-style-name="P6" draw:layer="layout" svg:width="11.112cm" svg:height="2.785cm" svg:x="12.8cm" svg:y="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21" draw:text-style-name="P2" draw:layer="layout" svg:width="12.2cm" svg:height="1.237cm" svg:x="0.8cm" svg:y="3.919cm">
          <draw:text-box>
            <text:p><text:span text:style-name="T23">AdaBoost <text:s text:c="2"/></text:span><text:span text:style-name="T23">обучение</text:span></text:p>
          </draw:text-box>
        </draw:frame>
        <draw:frame draw:style-name="gr22" draw:text-style-name="P6" draw:layer="layout" svg:width="8.505cm" svg:height="2.525cm" svg:x="1cm" svg:y="6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7" draw:layer="layout" svg:width="10.6cm" svg:height="1.388cm" svg:x="1cm" svg:y="5.6cm">
          <draw:text-box>
            <text:p>взвешенное голосование</text:p>
          </draw:text-box>
        </draw:frame>
        <draw:frame draw:style-name="gr24" draw:text-style-name="P7" draw:layer="layout" svg:width="15.2cm" svg:height="1.2cm" svg:x="11.6cm" svg:y="5.8cm">
          <draw:text-box>
            <text:p>функционал качества </text:p>
          </draw:text-box>
        </draw:frame>
        <draw:frame draw:style-name="gr25" draw:text-style-name="P9" draw:layer="layout" svg:width="19.4cm" svg:height="1cm" svg:x="1.6cm" svg:y="10.8cm">
          <draw:text-box>
            <text:p><text:span text:style-name="T1">для каждого учебного </text:span><text:span text:style-name="T1">примера X введём вес w </text:span></text:p>
          </draw:text-box>
        </draw:frame>
        <draw:frame draw:style-name="gr22" draw:text-style-name="P6" draw:layer="layout" svg:width="11.112cm" svg:height="2.785cm" svg:x="12.8cm" svg:y="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2" draw:text-style-name="P6" draw:layer="layout" svg:width="10.302cm" svg:height="1.727cm" svg:x="1.8cm" svg:y="14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2" draw:text-style-name="P6" draw:layer="layout" svg:width="9.66cm" svg:height="1.727cm" svg:x="1.74cm" svg:y="17.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5" draw:text-style-name="P7" draw:layer="layout" svg:width="24.8cm" svg:height="1cm" svg:x="0.8cm" svg:y="12.8cm">
          <draw:text-box>
            <text:p>сумма весов w примеров x, классифицированных b с ошибкой </text:p>
          </draw:text-box>
        </draw:frame>
        <draw:frame draw:style-name="gr25" draw:text-style-name="P7" draw:layer="layout" svg:width="24.8cm" svg:height="1cm" svg:x="0.8cm" svg:y="16.2cm">
          <draw:text-box>
            <text:p>сумма весов w примеров x, классифицированных b верно 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26" draw:text-style-name="P7" draw:layer="layout" svg:width="21.6cm" svg:height="5.2cm" svg:x="1.8cm" svg:y="7.8cm">
          <draw:text-box>
            <text:p><text:span text:style-name="T25">Tеорема Freund, Schapire </text:span><text:span text:style-name="T25">(1996)</text:span></text:p>
            <text:p/>
            <text:p>пусть для вектора весов W существует классификатор b,</text:p>
            <text:p>который классифицирует выборку X лучше чем наугад (P&gt;N)</text:p>
            <text:p>тогда минимум функционала Q<text:span text:style-name="T22">T </text:span><text:span text:style-name="T26">достигается </text:span><text:span text:style-name="T26">при</text:span></text:p>
            <text:p><text:span text:style-name="T26">следующих параметрах.</text:span></text:p>
          </draw:text-box>
        </draw:frame>
        <draw:frame draw:style-name="gr22" draw:text-style-name="P6" draw:layer="layout" svg:width="7.051cm" svg:height="2.525cm" svg:x="2.498cm" svg:y="13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2" draw:text-style-name="P6" draw:layer="layout" svg:width="12.134cm" svg:height="1.595cm" svg:x="12.066cm" svg:y="14.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1" draw:text-style-name="P2" draw:layer="layout" svg:width="12.2cm" svg:height="1.237cm" svg:x="0.8cm" svg:y="3.92cm">
          <draw:text-box>
            <text:p><text:span text:style-name="T23">AdaBoost <text:s text:c="2"/></text:span><text:span text:style-name="T23">обучение</text:span></text:p>
          </draw:text-box>
        </draw:frame>
        <draw:frame draw:style-name="gr27" draw:text-style-name="P10" draw:layer="layout" svg:width="25.4cm" svg:height="1.411cm" svg:x="0.6cm" svg:y="18.6cm">
          <draw:text-box>
            <text:p><text:span text:style-name="T27">Yoav Freund, Robert E. Schapire. A </text:span><text:span text:style-name="T27">decision-theoretic generalization of on-</text:span><text:span text:style-name="T27">line learning and an application to </text:span><text:span text:style-name="T27">boosting // Second European </text:span><text:span text:style-name="T27">Conference on Computational Learning </text:span><text:span text:style-name="T27">Theory. – 1995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28" draw:text-style-name="P7" draw:layer="layout" svg:width="22.6cm" svg:height="1.725cm" svg:x="1.2cm" svg:y="8.212cm">
          <draw:text-box>
            <text:p><text:span text:style-name="T28">последовательно обучаем и </text:span><text:span text:style-name="T28">добавляем компоненты </text:span><text:span text:style-name="T28">композиции </text:span></text:p>
            <text:p><text:span text:style-name="T28">с учётом весов примеров w</text:span></text:p>
          </draw:text-box>
        </draw:frame>
        <draw:frame draw:style-name="gr22" draw:text-style-name="P6" draw:layer="layout" svg:width="2.299cm" svg:height="1.988cm" svg:x="1.2cm" svg:y="5.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9" draw:text-style-name="P7" draw:layer="layout" svg:width="13.949cm" svg:height="1.725cm" svg:x="4.2cm" svg:y="6.212cm">
          <draw:text-box>
            <text:p><text:span text:style-name="T28">начальные значения весов </text:span><text:span text:style-name="T28">примеров,</text:span></text:p>
            <text:p><text:span text:style-name="T28">n - количество примеров</text:span></text:p>
          </draw:text-box>
        </draw:frame>
        <draw:frame draw:style-name="gr21" draw:text-style-name="P2" draw:layer="layout" svg:width="12.2cm" svg:height="1.237cm" svg:x="0.8cm" svg:y="3.92cm">
          <draw:text-box>
            <text:p><text:span text:style-name="T23">AdaBoost <text:s text:c="2"/></text:span><text:span text:style-name="T23"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28" draw:text-style-name="P7" draw:layer="layout" svg:width="22.6cm" svg:height="1.725cm" svg:x="1.2cm" svg:y="8.212cm">
          <draw:text-box>
            <text:p><text:span text:style-name="T28">последовательно обучаем и </text:span><text:span text:style-name="T28">добавляем компоненты </text:span><text:span text:style-name="T28">композиции </text:span></text:p>
            <text:p><text:span text:style-name="T28">с учётом весов примеров w</text:span></text:p>
          </draw:text-box>
        </draw:frame>
        <draw:frame draw:style-name="gr22" draw:text-style-name="P6" draw:layer="layout" svg:width="2.299cm" svg:height="1.988cm" svg:x="1.2cm" svg:y="5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9" draw:text-style-name="P7" draw:layer="layout" svg:width="13.949cm" svg:height="1.725cm" svg:x="4.2cm" svg:y="6.212cm">
          <draw:text-box>
            <text:p><text:span text:style-name="T28">начальные значения весов </text:span><text:span text:style-name="T28">примеров,</text:span></text:p>
            <text:p><text:span text:style-name="T28">n - количество примеров</text:span></text:p>
          </draw:text-box>
        </draw:frame>
        <draw:frame draw:style-name="gr22" draw:text-style-name="P6" draw:layer="layout" svg:width="7.051cm" svg:height="2.525cm" svg:x="1.237cm" svg:y="12.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0" draw:text-style-name="P7" draw:layer="layout" svg:width="8.2cm" svg:height="1.807cm" svg:x="1cm" svg:y="10.793cm">
          <draw:text-box>
            <text:p><text:span text:style-name="T29">вес классификатора </text:span></text:p>
            <text:p><text:span text:style-name="T28">в композиции</text:span></text:p>
          </draw:text-box>
        </draw:frame>
        <draw:frame draw:style-name="gr21" draw:text-style-name="P2" draw:layer="layout" svg:width="12.2cm" svg:height="1.237cm" svg:x="0.8cm" svg:y="3.92cm">
          <draw:text-box>
            <text:p><text:span text:style-name="T23">AdaBoost <text:s text:c="2"/></text:span><text:span text:style-name="T23">обуче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28" draw:text-style-name="P7" draw:layer="layout" svg:width="22.6cm" svg:height="1.725cm" svg:x="1.2cm" svg:y="8.212cm">
          <draw:text-box>
            <text:p><text:span text:style-name="T28">последовательно обучаем и </text:span><text:span text:style-name="T28">добавляем компоненты </text:span><text:span text:style-name="T28">композиции </text:span></text:p>
            <text:p><text:span text:style-name="T28">с учётом весов примеров w</text:span></text:p>
          </draw:text-box>
        </draw:frame>
        <draw:frame draw:style-name="gr22" draw:text-style-name="P6" draw:layer="layout" svg:width="2.299cm" svg:height="1.988cm" svg:x="1.2cm" svg:y="5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2" draw:text-style-name="P6" draw:layer="layout" svg:width="9.296cm" svg:height="1.207cm" svg:x="14.6cm" svg:y="11.48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9" draw:text-style-name="P7" draw:layer="layout" svg:width="13.949cm" svg:height="1.725cm" svg:x="4.2cm" svg:y="6.212cm">
          <draw:text-box>
            <text:p><text:span text:style-name="T28">начальные значения весов </text:span><text:span text:style-name="T28">примеров,</text:span></text:p>
            <text:p><text:span text:style-name="T28">n - количество примеров</text:span></text:p>
          </draw:text-box>
        </draw:frame>
        <draw:frame draw:style-name="gr22" draw:text-style-name="P6" draw:layer="layout" svg:width="7.051cm" svg:height="2.525cm" svg:x="1.237cm" svg:y="12.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9" draw:text-style-name="P7" draw:layer="layout" svg:width="8.4cm" svg:height="1.725cm" svg:x="1cm" svg:y="10.793cm">
          <draw:text-box>
            <text:p><text:span text:style-name="T29">вес классификатора </text:span></text:p>
            <text:p><text:span text:style-name="T28">в композиции</text:span></text:p>
          </draw:text-box>
        </draw:frame>
        <draw:frame draw:style-name="gr14" draw:text-style-name="P7" draw:layer="layout" svg:width="12.549cm" svg:height="1.87cm" svg:x="14.451cm" svg:y="9.563cm">
          <draw:text-box>
            <text:p><text:span text:style-name="T29">изменение весов примеров</text:span></text:p>
            <text:p><text:span text:style-name="T28">при добавлении </text:span><text:span text:style-name="T28">классификатора b</text:span><text:span text:style-name="T30">t</text:span></text:p>
          </draw:text-box>
        </draw:frame>
        <draw:frame draw:style-name="gr22" draw:text-style-name="P6" draw:layer="layout" svg:width="4.077cm" svg:height="2.912cm" svg:x="14.704cm" svg:y="12.88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9" draw:text-style-name="P7" draw:layer="layout" svg:width="6.8cm" svg:height="1.725cm" svg:x="19.4cm" svg:y="13.488cm">
          <draw:text-box>
            <text:p><text:span text:style-name="T28">нормируем веса </text:span></text:p>
            <text:p><text:span text:style-name="T28">после коррекции</text:span></text:p>
          </draw:text-box>
        </draw:frame>
        <draw:frame draw:style-name="gr21" draw:text-style-name="P2" draw:layer="layout" svg:width="12.2cm" svg:height="1.237cm" svg:x="0.8cm" svg:y="3.92cm">
          <draw:text-box>
            <text:p><text:span text:style-name="T23">AdaBoost <text:s text:c="2"/></text:span><text:span text:style-name="T23">обучение</text:span></text:p>
          </draw:text-box>
        </draw:frame>
        <draw:frame draw:style-name="gr22" draw:text-style-name="P6" draw:layer="layout" svg:width="13.583cm" svg:height="2.905cm" svg:x="12.617cm" svg:y="16.29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28" draw:text-style-name="P7" draw:layer="layout" svg:width="22.6cm" svg:height="1.725cm" svg:x="1.2cm" svg:y="8.212cm">
          <draw:text-box>
            <text:p><text:span text:style-name="T28">последовательно обучаем и </text:span><text:span text:style-name="T28">добавляем компоненты </text:span><text:span text:style-name="T28">композиции </text:span></text:p>
            <text:p><text:span text:style-name="T28">с учётом весов примеров w</text:span></text:p>
          </draw:text-box>
        </draw:frame>
        <draw:frame draw:style-name="gr22" draw:text-style-name="P6" draw:layer="layout" svg:width="2.299cm" svg:height="1.988cm" svg:x="1.2cm" svg:y="5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2" draw:text-style-name="P6" draw:layer="layout" svg:width="9.296cm" svg:height="1.207cm" svg:x="14.6cm" svg:y="11.4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9" draw:text-style-name="P7" draw:layer="layout" svg:width="13.949cm" svg:height="1.725cm" svg:x="4.2cm" svg:y="6.212cm">
          <draw:text-box>
            <text:p><text:span text:style-name="T28">начальные значения весов </text:span><text:span text:style-name="T28">примеров,</text:span></text:p>
            <text:p><text:span text:style-name="T28">n - количество примеров</text:span></text:p>
          </draw:text-box>
        </draw:frame>
        <draw:frame draw:style-name="gr22" draw:text-style-name="P6" draw:layer="layout" svg:width="7.051cm" svg:height="2.525cm" svg:x="1.237cm" svg:y="12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29" draw:text-style-name="P7" draw:layer="layout" svg:width="8.4cm" svg:height="1.725cm" svg:x="1cm" svg:y="10.793cm">
          <draw:text-box>
            <text:p><text:span text:style-name="T29">вес классификатора </text:span></text:p>
            <text:p><text:span text:style-name="T28">в композиции</text:span></text:p>
          </draw:text-box>
        </draw:frame>
        <draw:frame draw:style-name="gr14" draw:text-style-name="P7" draw:layer="layout" svg:width="12.549cm" svg:height="1.87cm" svg:x="14.451cm" svg:y="9.563cm">
          <draw:text-box>
            <text:p><text:span text:style-name="T29">изменение весов примеров</text:span></text:p>
            <text:p><text:span text:style-name="T28">при добавлении </text:span><text:span text:style-name="T28">классификатора b</text:span><text:span text:style-name="T30">t</text:span></text:p>
          </draw:text-box>
        </draw:frame>
        <draw:frame draw:style-name="gr22" draw:text-style-name="P6" draw:layer="layout" svg:width="4.077cm" svg:height="2.912cm" svg:x="14.704cm" svg:y="12.88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29" draw:text-style-name="P7" draw:layer="layout" svg:width="6.8cm" svg:height="1.725cm" svg:x="19.4cm" svg:y="13.488cm">
          <draw:text-box>
            <text:p><text:span text:style-name="T28">нормируем веса </text:span></text:p>
            <text:p><text:span text:style-name="T28">после коррекции</text:span></text:p>
          </draw:text-box>
        </draw:frame>
        <draw:frame draw:style-name="gr21" draw:text-style-name="P2" draw:layer="layout" svg:width="12.2cm" svg:height="1.237cm" svg:x="0.8cm" svg:y="3.92cm">
          <draw:text-box>
            <text:p><text:span text:style-name="T23">AdaBoost <text:s text:c="2"/></text:span><text:span text:style-name="T23">обучение</text:span></text:p>
          </draw:text-box>
        </draw:frame>
        <draw:frame draw:style-name="gr22" draw:text-style-name="P6" draw:layer="layout" svg:width="13.583cm" svg:height="2.905cm" svg:x="12.617cm" svg:y="16.29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31" draw:text-style-name="P9" draw:layer="layout" svg:width="18.2cm" svg:height="0.988cm" svg:x="1cm" svg:y="19.012cm">
          <draw:text-box>
            <text:p><text:span text:style-name="T29">«трудные» примеры </text:span><text:span text:style-name="T29">получают больший вес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32" draw:text-style-name="P11" xml:id="id1" draw:id="id1" draw:layer="layout" svg:width="6.8cm" svg:height="1.8cm" svg:x="0.8cm" svg:y="3.8cm">
          <text:p text:style-name="P6"><text:span text:style-name="T6">инициализировать </text:span></text:p>
          <text:p text:style-name="P6"><text:span text:style-name="T6">веса примеров </text:span><text:span text:style-name="T31">w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xml:id="id2" draw:id="id2" draw:layer="layout" svg:width="10.493cm" svg:height="1.8cm" svg:x="8.4cm" svg:y="5.4cm">
          <text:p text:style-name="P6"><text:span text:style-name="T32">обучаем классификатор b(x)</text:span></text:p>
          <text:p text:style-name="P6"><text:span text:style-name="T32">на взвешенных примерах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xml:id="id3" draw:id="id3" draw:layer="layout" svg:width="6.2cm" svg:height="1.4cm" svg:x="9.4cm" svg:y="18.6cm">
          <text:p text:style-name="P6"><text:span text:style-name="T33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4" xml:id="id4" draw:id="id4" draw:layer="layout" svg:width="3.097cm" svg:height="1.703cm" svg:x="21.703cm" svg:y="15.297cm">
          <text:p text:style-name="P6"><text:span text:style-name="T34">конец </text:span></text:p>
          <text:p text:style-name="P6"><text:span text:style-name="T34">работы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xml:id="id7" draw:id="id7" draw:layer="layout" svg:width="10.497cm" svg:height="2.4cm" svg:x="8.303cm" svg:y="12.8cm">
          <text:p text:style-name="P6"><text:span text:style-name="T6">вычисляем вес a</text:span></text:p>
          <text:p text:style-name="P6"><text:span text:style-name="T6">классификатора b(x)</text:span></text:p>
          <text:p text:style-name="P6"><text:span text:style-name="T6">добавляем его в композицию</text:span></text:p>
          <draw:enhanced-geometry svg:viewBox="0 0 21600 21600" draw:type="rectangle" draw:enhanced-path="M 0 0 L 21600 0 21600 21600 0 21600 0 0 Z N"/>
        </draw:custom-shape>
        <draw:connector draw:style-name="gr37" draw:text-style-name="P8" draw:layer="layout" svg:x1="7.6cm" svg:y1="4.7cm" svg:x2="13.646cm" svg:y2="5.4cm" draw:start-shape="id1" draw:start-glue-point="1" draw:end-shape="id2" draw:end-glue-point="0" svg:d="M7600 4700h6046v700" svg:viewBox="0 0 6047 701">
          <text:p/>
        </draw:connector>
        <draw:connector draw:style-name="gr37" draw:text-style-name="P8" draw:layer="layout" svg:x1="15.6cm" svg:y1="19.3cm" svg:x2="21.703cm" svg:y2="16.148cm" draw:start-shape="id3" draw:start-glue-point="7" draw:end-shape="id4" draw:end-glue-point="3" svg:d="M15600 19300h3052v-3152h3051" svg:viewBox="0 0 6104 3153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custom-shape draw:style-name="gr38" draw:text-style-name="P12" xml:id="id8" draw:id="id8" draw:layer="layout" svg:width="8.297cm" svg:height="1cm" svg:x="9cm" svg:y="16.4cm">
          <text:p text:style-name="P6"><text:span text:style-name="T6">вычисляем потерю </text:span><text:span text:style-name="T35">Q</text:span></text:p>
          <draw:enhanced-geometry svg:viewBox="0 0 21600 21600" draw:type="rectangle" draw:enhanced-path="M 0 0 L 21600 0 21600 21600 0 21600 0 0 Z N"/>
        </draw:custom-shape>
        <draw:custom-shape draw:style-name="gr39" draw:text-style-name="P12" xml:id="id5" draw:id="id5" draw:layer="layout" svg:width="8.697cm" svg:height="1.2cm" svg:x="9.303cm" svg:y="8cm">
          <text:p text:style-name="P6"><text:span text:style-name="T6">считаем ошибки N(b,w)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6" draw:id="id6" draw:layer="layout" svg:width="5.488cm" svg:height="1.4cm" svg:x="9.4cm" svg:y="10.4cm">
          <text:p text:style-name="P6"><text:span text:style-name="T33">N&gt;0.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2" xml:id="id9" draw:id="id9" draw:layer="layout" svg:width="6.503cm" svg:height="2cm" svg:x="1.297cm" svg:y="9.4cm">
          <text:p text:style-name="P6"><text:span text:style-name="T6">корректируем</text:span></text:p>
          <text:p text:style-name="P6"><text:span text:style-name="T6">веса примеров w</text:span></text:p>
          <draw:enhanced-geometry svg:viewBox="0 0 21600 21600" draw:type="rectangle" draw:enhanced-path="M 0 0 L 21600 0 21600 21600 0 21600 0 0 Z N"/>
        </draw:custom-shape>
        <draw:connector draw:style-name="gr42" draw:text-style-name="P8" draw:layer="layout" svg:x1="13.646cm" svg:y1="7.2cm" svg:x2="13.651cm" svg:y2="8cm" draw:start-shape="id2" draw:start-glue-point="2" draw:end-shape="id5" draw:end-glue-point="0" svg:d="M13646 7200v400h5v400" svg:viewBox="0 0 6 801">
          <text:p/>
        </draw:connector>
        <draw:connector draw:style-name="gr42" draw:text-style-name="P8" draw:layer="layout" svg:x1="13.651cm" svg:y1="9.2cm" svg:x2="12.144cm" svg:y2="10.4cm" draw:start-shape="id5" draw:start-glue-point="2" draw:end-shape="id6" draw:end-glue-point="4" svg:d="M13651 9200v600h-1507v600" svg:viewBox="0 0 1508 1201">
          <text:p/>
        </draw:connector>
        <draw:connector draw:style-name="gr42" draw:text-style-name="P8" draw:layer="layout" svg:x1="12.144cm" svg:y1="11.8cm" svg:x2="13.551cm" svg:y2="12.8cm" draw:start-shape="id6" draw:start-glue-point="6" draw:end-shape="id7" draw:end-glue-point="0" svg:d="M12144 11800v500h1407v500" svg:viewBox="0 0 1408 1001">
          <text:p/>
        </draw:connector>
        <draw:connector draw:style-name="gr42" draw:text-style-name="P8" draw:layer="layout" svg:x1="13.551cm" svg:y1="15.2cm" svg:x2="13.148cm" svg:y2="16.4cm" draw:start-shape="id7" draw:start-glue-point="2" draw:end-shape="id8" draw:end-glue-point="0" svg:d="M13551 15200v600h-403v600" svg:viewBox="0 0 404 1201">
          <text:p/>
        </draw:connector>
        <draw:connector draw:style-name="gr42" draw:text-style-name="P8" draw:layer="layout" svg:x1="13.148cm" svg:y1="17.4cm" svg:x2="12.5cm" svg:y2="18.6cm" draw:start-shape="id8" draw:start-glue-point="2" draw:end-shape="id3" draw:end-glue-point="4" svg:d="M13148 17400v600h-648v600" svg:viewBox="0 0 649 1201">
          <text:p/>
        </draw:connector>
        <draw:connector draw:style-name="gr42" draw:text-style-name="P8" draw:layer="layout" svg:x1="9.4cm" svg:y1="19.3cm" svg:x2="4.548cm" svg:y2="11.4cm" draw:start-shape="id3" draw:start-glue-point="5" draw:end-shape="id9" draw:end-glue-point="2" svg:d="M9400 19300h-4852v-7900" svg:viewBox="0 0 4853 7901">
          <text:p/>
        </draw:connector>
        <draw:connector draw:style-name="gr42" draw:text-style-name="P8" draw:layer="layout" svg:x1="4.548cm" svg:y1="9.4cm" svg:x2="8.4cm" svg:y2="6.3cm" draw:start-shape="id9" draw:start-glue-point="0" draw:end-shape="id2" draw:end-glue-point="3" svg:d="M4548 9400v-3100h3852" svg:viewBox="0 0 3853 3101">
          <text:p/>
        </draw:connector>
        <draw:connector draw:style-name="gr42" draw:text-style-name="P8" draw:layer="layout" svg:x1="14.888cm" svg:y1="11.1cm" svg:x2="23.251cm" svg:y2="15.297cm" draw:start-shape="id6" draw:start-glue-point="7" draw:end-shape="id4" draw:end-glue-point="0" svg:d="M14888 11100h8363v4197" svg:viewBox="0 0 8364 4198">
          <text:p/>
        </draw:connector>
        <draw:frame draw:style-name="gr43" draw:text-style-name="P2" draw:layer="layout" svg:width="5.4cm" svg:height="1.237cm" svg:x="20.6cm" svg:y="5.763cm">
          <draw:text-box>
            <text:p><text:span text:style-name="T23">AdaBoos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44" draw:text-style-name="P2" draw:layer="layout" svg:width="20.2cm" svg:height="4.4cm" svg:x="1.2cm" svg:y="4.2cm">
          <draw:text-box>
            <text:p><text:span text:style-name="T35">примеры базовых </text:span><text:span text:style-name="T35">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45" draw:text-style-name="P2" draw:layer="layout" svg:width="20.2cm" svg:height="11.306cm" svg:x="1.2cm" svg:y="4.2cm">
          <draw:text-box>
            <text:p><text:span text:style-name="T35">примеры базовых </text:span><text:span text:style-name="T35">классификаторов для </text:span><text:span text:style-name="T1">AdaBoost</text:span></text:p>
            <text:p/>
            <text:p>решающие деревья</text:p>
            <text:p/>
            <text:p>пороговый классификатор</text:p>
            <text:p/>
            <text:p/>
            <text:p/>
            <text:p/>
            <text:p>AdaBoost строит длинные композиции из простых классификаторов</text:p>
            <text:p/>
            <text:p/>
            <text:p>для коротких композиции из сложных классификаторов (SVM) <text:s/>результаты AdaBoost сильно хуже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46" draw:text-style-name="P4" draw:layer="layout" svg:width="20.2cm" svg:height="12.095cm" svg:x="1.4cm" svg:y="4.305cm">
          <draw:text-box>
            <text:p><text:span text:style-name="T23">другие методы </text:span><text:span text:style-name="T23">построения </text:span><text:span text:style-name="T23">композиций</text:span></text:p>
            <text:p><text:span text:style-name="T36"/></text:p>
            <text:p><text:span text:style-name="T36">bagging</text:span></text:p>
            <text:p><text:span text:style-name="T37">обучение по случайным </text:span><text:span text:style-name="T37">подвыборкам набора </text:span><text:span text:style-name="T37">примеров,</text:span></text:p>
            <text:p><text:span text:style-name="T37">подвыборки могут </text:span><text:span text:style-name="T37">пересекаться,</text:span></text:p>
            <text:p><text:span text:style-name="T38">применяем на больших </text:span><text:span text:style-name="T38">наборах</text:span></text:p>
            <text:p><text:span text:style-name="T39"/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46" draw:text-style-name="P2" draw:layer="layout" svg:width="20.2cm" svg:height="12.095cm" svg:x="1.4cm" svg:y="4.305cm">
          <draw:text-box>
            <text:p><text:span text:style-name="T23">другие методы </text:span><text:span text:style-name="T23">построения </text:span><text:span text:style-name="T23">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0">применяем на больших </text:span><text:span text:style-name="T40">наборах</text:span></text:p>
            <text:p/>
            <text:p><text:span text:style-name="T41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0">применяем если много </text:span><text:span text:style-name="T40">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46" draw:text-style-name="P2" draw:layer="layout" svg:width="20.2cm" svg:height="12.095cm" svg:x="1.4cm" svg:y="4.305cm">
          <draw:text-box>
            <text:p><text:span text:style-name="T23">другие методы </text:span><text:span text:style-name="T23">построения </text:span><text:span text:style-name="T23">композиций</text:span></text:p>
            <text:p><text:span text:style-name="T1"/></text:p>
            <text:p><text:span text:style-name="T1">bagging</text:span></text:p>
            <text:p>обучение по случайным подвыборкам набора примеров,</text:p>
            <text:p>подвыборки могут пересекаться,</text:p>
            <text:p><text:span text:style-name="T40">применяем на больших </text:span><text:span text:style-name="T40">наборах</text:span></text:p>
            <text:p/>
            <text:p><text:span text:style-name="T41"/></text:p>
            <text:p><text:span text:style-name="T1">rsm</text:span> (random subspace method)</text:p>
            <text:p>обучение на случайном подмножестве признаков,</text:p>
            <text:p><text:span text:style-name="T40">применяем если много </text:span><text:span text:style-name="T40">признаков</text:span></text:p>
            <text:p><text:span text:style-name="T40"/></text:p>
            <text:p><text:span text:style-name="T40"/></text:p>
            <text:p><text:span text:style-name="T41">bagging и rsm можно </text:span><text:span text:style-name="T41">комбинировать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47" draw:text-style-name="P2" draw:layer="layout" svg:width="25cm" svg:height="9.095cm" svg:x="1.2cm" svg:y="3.905cm">
          <draw:text-box>
            <text:p><text:span text:style-name="T42">схема построения </text:span><text:span text:style-name="T42">композиции bagging/rsm</text:span></text:p>
            <text:p><text:span text:style-name="T42"/></text:p>
            <text:p><text:span text:style-name="T43">выделяем случайное </text:span><text:span text:style-name="T43">подмножество </text:span><text:span text:style-name="T43">примеров/признаков</text:span></text:p>
            <text:p><text:span text:style-name="T43"/></text:p>
            <text:p><text:span text:style-name="T43">обучаем классификатор</text:span></text:p>
            <text:p><text:span text:style-name="T43"/></text:p>
            <text:p><text:span text:style-name="T43">если результат </text:span><text:span text:style-name="T43">классификатора хороший </text:span></text:p>
            <text:p><text:span text:style-name="T43">то добавляем в композицию</text:span></text:p>
            <text:p><text:span text:style-name="T43"/></text:p>
            <text:p><text:span text:style-name="T43">если ошибка композиции </text:span><text:span text:style-name="T43">уменьшилась </text:span></text:p>
            <text:p><text:span text:style-name="T43">то повторяем </text:span></text:p>
            <text:p><text:span text:style-name="T43">иначе завершение работы</text:span></text:p>
          </draw:text-box>
        </draw:frame>
        <draw:frame draw:style-name="gr22" draw:text-style-name="P6" draw:layer="layout" svg:width="7.58cm" svg:height="2.525cm" svg:x="2.02cm" svg:y="1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8" draw:text-style-name="P7" draw:layer="layout" svg:width="16.99cm" svg:height="1.134cm" svg:x="4.21cm" svg:y="18cm">
          <draw:text-box>
            <text:p><text:span text:style-name="T10">b</text:span><text:span text:style-name="T15">t</text:span><text:span text:style-name="T10">(x)</text:span><text:span text:style-name="T6">: X </text:span><text:s/><text:span text:style-name="T5">→ {-1, 0, +1} <text:s/></text:span><text:span text:style-name="T5">классификатор с отказами</text:span></text:p>
          </draw:text-box>
        </draw:frame>
        <draw:frame draw:style-name="gr11" draw:text-style-name="P7" draw:layer="layout" svg:width="12.305cm" svg:height="0.989cm" svg:x="10.8cm" svg:y="14.811cm">
          <draw:text-box>
            <text:p><text:span text:style-name="T43">композиция - простое </text:span><text:span text:style-name="T43">голосо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draw:style-name="gr49" draw:text-style-name="P2" draw:layer="layout" svg:width="25cm" svg:height="4.673cm" svg:x="1.2cm" svg:y="3.905cm">
          <draw:text-box>
            <text:p><text:span text:style-name="T42">медод RandomForest </text:span><text:span text:style-name="T42">(случайный лес)</text:span></text:p>
            <text:p><text:span text:style-name="T43"/></text:p>
            <text:p><text:span text:style-name="T43">bagging <text:s/>над решающими </text:span><text:span text:style-name="T43">деревьями без pruning (без </text:span><text:span text:style-name="T43">оптимизации)</text:span></text:p>
            <text:p><text:span text:style-name="T43"/></text:p>
            <text:p><text:span text:style-name="T43">признак в каждой вершине </text:span><text:span text:style-name="T43">выбираем из случайного </text:span><text:span text:style-name="T43">подмножества размера k </text:span><text:span text:style-name="T43">всех признаков учебного </text:span><text:span text:style-name="T43">набора размера n</text:span></text:p>
          </draw:text-box>
        </draw:frame>
        <draw:frame draw:style-name="gr22" draw:text-style-name="P6" draw:layer="layout" svg:width="2.351cm" svg:height="0.955cm" svg:x="2.049cm" svg:y="10.04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50" draw:text-style-name="P15" draw:layer="layout" svg:width="13.6cm" svg:height="2.188cm" svg:x="2.6cm" svg:y="17.2cm">
          <draw:text-box>
            <text:p><text:span text:style-name="T43">т.е. проверяем количество </text:span><text:span text:style-name="T43">ошибок </text:span></text:p>
            <text:p><text:span text:style-name="T43">на учебных наборах других </text:span><text:span text:style-name="T43">деревьев</text:span></text:p>
          </draw:text-box>
        </draw:frame>
        <draw:frame draw:style-name="gr20" draw:text-style-name="P8" draw:layer="layout" svg:width="18.732cm" svg:height="2.433cm" svg:x="2.268cm" svg:y="13.967cm">
          <draw:image xlink:href="Pictures/10000201000002C40000005C9AE8687B0D9B7FA1.png" xlink:type="simple" xlink:show="embed" xlink:actuate="onLoad" loext:mime-type="image/png">
            <text:p/>
          </draw:image>
        </draw:frame>
        <draw:frame draw:style-name="gr51" draw:text-style-name="P15" draw:layer="layout" svg:width="25.2cm" svg:height="0.988cm" svg:x="1.4cm" svg:y="12.6cm">
          <draw:text-box>
            <text:p><text:span text:style-name="T43">подбираем количество </text:span><text:span text:style-name="T43">деревьев T по критерию out-</text:span><text:span text:style-name="T43">of-bag</text:span></text:p>
          </draw:text-box>
        </draw:frame>
        <draw:frame draw:style-name="gr11" draw:text-style-name="P16" draw:layer="layout" svg:width="9.849cm" svg:height="0.989cm" svg:x="4.8cm" svg:y="9.989cm">
          <draw:text-box>
            <text:p><text:span text:style-name="T43">для задач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4" draw:layer="layout" svg:width="24.199cm" svg:height="1.763cm" svg:x="0.801cm" svg:y="1.637cm" presentation:class="title" presentation:user-transformed="true">
          <draw:text-box>
            <text:p><text:span text:style-name="T4">композиции классификаторов: литература</text:span></text:p>
          </draw:text-box>
        </draw:frame>
        <draw:frame draw:style-name="gr52" draw:text-style-name="P17" draw:layer="layout" svg:width="24.2cm" svg:height="9.2cm" svg:x="1cm" svg:y="4.6cm">
          <draw:text-box>
            <text:p><text:span text:style-name="T44">git clone </text:span><text:span text:style-name="T45">https://github.com/mechanoid5/ml_lectorium.git</text:span></text:p>
            <text:p><text:span text:style-name="T44"/></text:p>
            <text:p><text:span text:style-name="T44">К.В. Воронцов </text:span><text:span text:style-name="T46">Композиция классификаторов</text:span><text:span text:style-name="T44">. - курс "Машинное </text:span><text:span text:style-name="T44">обучение" ШАД Яндекс 2014</text:span></text:p>
            <text:list text:style-name="L2">
              <text:list-header>
                <text:p><text:span text:style-name="T44"/></text:p>
              </text:list-header>
            </text:list>
            <text:p><text:span text:style-name="T44">Е.С.Борисов <text:s text:c="3"/>Бустинг - композиции классификаторов</text:span></text:p>
            <text:p><text:span text:style-name="T47">http://mechanoid.kiev.ua/ml-adaboost.html</text:span></text:p>
            <text:p><text:span text:style-name="T47"/></text:p>
            <text:p><text:span text:style-name="T47"/></text:p>
            <text:p><text:span text:style-name="T47">http://www.machinelearning.r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композиции </text:span><text:span text:style-name="T4">классификаторов</text:span></text:p>
          </draw:text-box>
        </draw:frame>
        <draw:frame presentation:style-name="pr6" draw:text-style-name="P18" draw:layer="layout" svg:width="25.199cm" svg:height="15.2cm" svg:x="1.4cm" svg:y="4cm" presentation:class="subtitle" presentation:user-transformed="true">
          <draw:text-box>
            <text:p text:style-name="P6"><text:span text:style-name="T48">Вопросы ?</text:span></text:p>
          </draw:text-box>
        </draw:frame>
        <draw:frame draw:style-name="gr53" draw:text-style-name="P8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7" draw:layer="layout" svg:width="24.4cm" svg:height="1.607cm" svg:x="1cm" svg:y="1.8cm" presentation:class="title" presentation:user-transformed="true">
          <draw:text-box>
            <text:p><text:span text:style-name="T4">композиции </text:span><text:span text:style-name="T4">классификаторов</text:span><text:span text:style-name="T4">: </text:span><text:span text:style-name="T49">практика</text:span></text:p>
          </draw:text-box>
        </draw:frame>
        <draw:frame draw:style-name="gr54" draw:text-style-name="P8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5" draw:text-style-name="P8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6" draw:text-style-name="P22" draw:layer="layout" svg:width="16.6cm" svg:height="10.412cm" svg:x="4.8cm" svg:y="5.157cm">
          <draw:text-box>
            <text:p text:style-name="P6"><text:span text:style-name="T1">источники данных для </text:span><text:span text:style-name="T1">экспериментов </text:span></text:p>
            <text:p text:style-name="P6"><text:span text:style-name="T1"/></text:p>
            <text:p text:style-name="P19">sklearn.datasets</text:p>
            <text:p text:style-name="P6">UCI Repository</text:p>
            <text:p text:style-name="P6">kaggle</text:p>
            <text:p text:style-name="P6"/>
            <text:p text:style-name="P6"><text:span text:style-name="T1">задание</text:span></text:p>
            <text:list text:style-name="L2">
              <text:list-header>
                <text:p text:style-name="P20"><text:span text:style-name="T50"/></text:p>
              </text:list-header>
              <text:list-item>
                <text:p><text:span text:style-name="T6">применить </text:span>AdaBoost</text:p>
              </text:list-item>
              <text:list-item>
                <text:p>посчитать метрики качества для AdaBoost</text:p>
              </text:list-item>
              <text:list-item>
                <text:p text:style-name="P21">реализовать bagging/rsm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Roboto-Regular1" svg:font-family="Roboto-Regular"/>
    <style:font-face style:name="Ubuntu Condensed1" svg:font-family="'Ubuntu Condensed'"/>
    <style:font-face style:name="DejaVu Sans2" svg:font-family="'DejaVu Sans'" style:font-family-generic="swiss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Roboto-Regular" svg:font-family="Roboto-Regular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3-21T16:16:04.596668435</dc:date>
    <meta:editing-duration>P2DT1H56M17S</meta:editing-duration>
    <meta:editing-cycles>562</meta:editing-cycles>
    <meta:generator>LibreOffice/6.2.1.2$Linux_X86_64 LibreOffice_project/20$Build-2</meta:generator>
    <meta:document-statistic meta:object-count="255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10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12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13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4/content.xml><?xml version="1.0" encoding="utf-8"?>
<math xmlns="http://www.w3.org/1998/Math/MathML" display="block">
  <semantics>
    <mrow>
      <mrow>
        <msub>
          <mi>b</mi>
          <mi>T</mi>
        </msub>
        <mo stretchy="false">=</mo>
        <munder>
          <mi mathvariant="italic">argmax</mi>
          <mi>b</mi>
        </munder>
      </mrow>
      <mrow>
        <msqrt>
          <mrow>
            <mi>P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  <mo stretchy="false">−</mo>
        <msqrt>
          <mrow>
            <mi>N</mi>
            <mrow>
              <mo fence="true" stretchy="false">(</mo>
              <mrow>
                <mrow>
                  <mi>b</mi>
                  <mi>,</mi>
                  <mi>W</mi>
                </mrow>
              </mrow>
              <mo fence="true" stretchy="false">)</mo>
            </mrow>
          </mrow>
        </msqrt>
      </mrow>
    </mrow>
    <annotation encoding="StarMath 5.0">b_T = argmax csub {b} sqrt{P(b,W)} - sqrt{N(b,W)} 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6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17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18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1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0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T</mi>
              </munderover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b_t(x) 
right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3/content.xml><?xml version="1.0" encoding="utf-8"?>
<math xmlns="http://www.w3.org/1998/Math/MathML" display="block">
  <semantics>
    <mrow>
      <mi>N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row>
                <mo stretchy="false">−</mo>
                <msub>
                  <mi>y</mi>
                  <mi>i</mi>
                </msub>
              </mrow>
            </mrow>
          </mrow>
        </mrow>
        <mo fence="true" stretchy="false">]</mo>
      </mrow>
    </mrow>
    <annotation encoding="StarMath 5.0">N(b,W) = sum csub {i} w_i [ b(x_i) = -y_i ]</annotation>
  </semantics>
</math>
</file>

<file path=Object 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frac>
          <mn>1</mn>
          <mi>T</mi>
        </mfrac>
      </mrow>
      <mrow>
        <munderover>
          <mo stretchy="false">∑</mo>
          <mrow>
            <mi>i</mi>
            <mo stretchy="false">=</mo>
            <mn>1</mn>
          </mrow>
          <mi>T</mi>
        </munderover>
        <msub>
          <mi>b</mi>
          <mi>t</mi>
        </msub>
      </mrow>
      <mrow>
        <mo fence="true" stretchy="false">(</mo>
        <mrow>
          <mi>x</mi>
        </mrow>
        <mo fence="true" stretchy="false">)</mo>
      </mrow>
    </mrow>
    <annotation encoding="StarMath 5.0">F left(b_1(x),...b_T(x)  right) = {1}over{T}sum csub {i=1} csup {T} b_t(x)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T</mi>
            </munderover>
            <msub>
              <mi>a</mi>
              <mi>t</mi>
            </msub>
          </mrow>
          <mo stretchy="false">⋅</mo>
          <msub>
            <mi>b</mi>
            <mi>t</mi>
          </msub>
        </mrow>
      </mrow>
      <mrow>
        <mo fence="true" stretchy="false">(</mo>
        <mrow>
          <mi>x</mi>
        </mrow>
        <mo fence="true" stretchy="false">)</mo>
      </mrow>
      <mi>;</mi>
      <mrow>
        <msub>
          <mi>a</mi>
          <mi>t</mi>
        </msub>
        <mo stretchy="false">∈</mo>
        <mi mathvariant="normal">ℝ</mi>
      </mrow>
    </mrow>
    <annotation encoding="StarMath 5.0">F left(b_1(x),...b_T(x)  right) = sum csub {i=1} csup {T} a_t cdot b_t(x) ; a_t in setR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b</mi>
                <mn>1</mn>
              </msub>
              <mrow>
                <mo fence="true" stretchy="false">(</mo>
                <mrow>
                  <mi>x</mi>
                </mrow>
                <mo fence="true" stretchy="false">)</mo>
              </mrow>
              <mi>,</mi>
              <mn>...</mn>
              <msub>
                <mi>b</mi>
                <mi>T</mi>
              </msub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T</mi>
          </munderover>
          <msub>
            <mi>g</mi>
            <mi>t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b</mi>
          <mi>t</mi>
        </msub>
      </mrow>
      <mrow>
        <mo fence="true" stretchy="false">(</mo>
        <mrow>
          <mi>x</mi>
        </mrow>
        <mo fence="true" stretchy="false">)</mo>
      </mrow>
      <mi>;</mi>
      <msub>
        <mi>g</mi>
        <mi>t</mi>
      </msub>
      <mi mathvariant="normal">:</mi>
      <mrow>
        <mi>X</mi>
        <mo stretchy="false">→</mo>
        <mi mathvariant="normal">ℝ</mi>
      </mrow>
    </mrow>
    <annotation encoding="StarMath 5.0">F left(b_1(x),...b_T(x)  right) = sum csub {i=1} csup {T} g_t(x) cdot b_t(x) ; g_t: X toward setR</annotation>
  </semantics>
</math>
</file>

<file path=Object 28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>C</mi>
      </mrow>
      <mrow>
        <mo fence="true" stretchy="true">(</mo>
        <mrow>
          <mrow>
            <mi>F</mi>
            <mrow>
              <mo fence="true" stretchy="true">(</mo>
              <mrow>
                <mrow>
                  <msub>
                    <mi>b</mi>
                    <mn>1</mn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n>...</mn>
                  <msub>
                    <mi>b</mi>
                    <mi>T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)</mo>
            </mrow>
          </mrow>
        </mrow>
        <mo fence="true" stretchy="true">)</mo>
      </mrow>
    </mrow>
    <annotation encoding="StarMath 5.0">a(x) = C left( F left( b_1(x),...b_T(x) right)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b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i</mi>
          </munder>
          <msub>
            <mi>w</mi>
            <mi>i</mi>
          </msub>
        </mrow>
      </mrow>
      <mrow>
        <mo fence="true" stretchy="false">[</mo>
        <mrow>
          <mrow>
            <mi>b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=</mo>
              <msub>
                <mi>y</mi>
                <mi>i</mi>
              </msub>
            </mrow>
          </mrow>
        </mrow>
        <mo fence="true" stretchy="false">]</mo>
      </mrow>
    </mrow>
    <annotation encoding="StarMath 5.0">P(b,W) = sum csub {i} w_i [ b(x_i) = y_i ]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30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31/content.xml><?xml version="1.0" encoding="utf-8"?>
<math xmlns="http://www.w3.org/1998/Math/MathML" display="block">
  <semantics>
    <mrow>
      <mi>k</mi>
      <mo stretchy="false">=</mo>
      <msqrt>
        <mi>n</mi>
      </msqrt>
    </mrow>
    <annotation encoding="StarMath 5.0">k = sqrt{n}</annotation>
  </semantics>
</math>
</file>

<file path=Object 32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37/content.xml><?xml version="1.0" encoding="utf-8"?>
<math xmlns="http://www.w3.org/1998/Math/MathML" display="block">
  <semantics>
    <mrow>
      <msub>
        <mi>w</mi>
        <mi>i</mi>
      </msub>
      <mo stretchy="false">=</mo>
      <mfrac>
        <mn>1</mn>
        <mi>n</mi>
      </mfrac>
    </mrow>
    <annotation encoding="StarMath 5.0">w_i = {1}over{n}
</annotation>
  </semantics>
</math>
</file>

<file path=Object 38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row>
          <msub>
            <mi>w</mi>
            <mi>i</mi>
          </msub>
          <mo stretchy="false">⋅</mo>
          <mi>exp</mi>
        </mrow>
      </mrow>
      <mrow>
        <mo fence="true" stretchy="true">(</mo>
        <mrow>
          <mrow>
            <mrow>
              <mrow>
                <mo stretchy="false">−</mo>
                <msub>
                  <mi>y</mi>
                  <mi>i</mi>
                </msub>
              </mrow>
              <mo stretchy="false">⋅</mo>
              <msub>
                <mi>a</mi>
                <mi>t</mi>
              </msub>
              <mo stretchy="false">⋅</mo>
              <msub>
                <mi>b</mi>
                <mi>t</mi>
              </msub>
            </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true">)</mo>
      </mrow>
    </mrow>
    <annotation encoding="StarMath 5.0">w_i := w_i cdot exp left(-y_i cdot a_t cdot b_t(x_i) right)</annotation>
  </semantics>
</math>
</file>

<file path=Object 39/content.xml><?xml version="1.0" encoding="utf-8"?>
<math xmlns="http://www.w3.org/1998/Math/MathML" display="block">
  <semantics>
    <mrow>
      <mrow>
        <msub>
          <mi>a</mi>
          <mi>t</mi>
        </msub>
        <mo stretchy="false">=</mo>
        <mfrac>
          <mn>1</mn>
          <mn>2</mn>
        </mfrac>
      </mrow>
      <mi>ln</mi>
      <mrow>
        <mo fence="true" stretchy="true">(</mo>
        <mrow>
          <mfrac>
            <mrow>
              <mi>P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  <mrow>
              <mi>N</mi>
              <mrow>
                <mo fence="true" stretchy="false">(</mo>
                <mrow>
                  <mrow>
                    <msub>
                      <mi>b</mi>
                      <mi>t</mi>
                    </msub>
                    <mi>,</mi>
                    <mi>W</mi>
                  </mrow>
                </mrow>
                <mo fence="true" stretchy="false">)</mo>
              </mrow>
            </mrow>
          </mfrac>
        </mrow>
        <mo fence="true" stretchy="true">)</mo>
      </mrow>
    </mrow>
    <annotation encoding="StarMath 5.0">a_t = {1}over{2} ln left( {P(b_t,W)}over{N(b_t,W)} right)</annotation>
  </semantics>
</math>
</file>

<file path=Object 4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exp left(
-y_i cdot sum csub {i=1} csup {T} a_t cdot b_t(x_i) right)
right]</annotation>
  </semantics>
</math>
</file>

<file path=Object 40/content.xml><?xml version="1.0" encoding="utf-8"?>
<math xmlns="http://www.w3.org/1998/Math/MathML" display="block">
  <semantics>
    <mrow>
      <msub>
        <mi>w</mi>
        <mi>i</mi>
      </msub>
      <mrow>
        <mi mathvariant="normal">:</mi>
        <mo stretchy="false">=</mo>
        <mfrac>
          <msub>
            <mi>w</mi>
            <mi>i</mi>
          </msub>
          <mrow>
            <munder>
              <mo stretchy="false">∑</mo>
              <mi>i</mi>
            </munder>
            <msub>
              <mi>w</mi>
              <mi>i</mi>
            </msub>
          </mrow>
        </mfrac>
      </mrow>
    </mrow>
    <annotation encoding="StarMath 5.0">w_i := {w_i} over {sum csub {i} w_i }</annotation>
  </semantics>
</math>
</file>

<file path=Object 41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row>
                <munder>
                  <munder>
                    <mrow>
                      <mi>exp</mi>
                      <mrow>
                        <mo fence="true" stretchy="true">(</mo>
                        <mrow>
                          <mrow>
                            <mrow>
                              <mrow>
                                <mo stretchy="false">−</mo>
                                <msub>
                                  <mi>y</mi>
                                  <mi>i</mi>
                                </msub>
                              </mrow>
                              <mo stretchy="false">⋅</mo>
                              <mrow>
                                <munderover>
                                  <mo stretchy="false">∑</mo>
                                  <mrow>
                                    <mi>i</mi>
                                    <mo stretchy="false">=</mo>
                                    <mn>1</mn>
                                  </mrow>
                                  <mrow>
                                    <mi>T</mi>
                                    <mo stretchy="false">−</mo>
                                    <mn>1</mn>
                                  </mrow>
                                </munderover>
                                <msub>
                                  <mi>a</mi>
                                  <mi>t</mi>
                                </msub>
                              </mrow>
                              <mo stretchy="false">⋅</mo>
                              <msub>
                                <mi>b</mi>
                                <mi>t</mi>
                              </msub>
                            </mrow>
                            <mrow>
                              <mo fence="true" stretchy="false">(</mo>
                              <mrow>
                                <msub>
                                  <mi>x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true">)</mo>
                      </mrow>
                    </mrow>
                    <mo stretchy="true">⏟</mo>
                  </munder>
                  <msub>
                    <mi>w</mi>
                    <mi>i</mi>
                  </msub>
                </munder>
                <mo stretchy="false">⋅</mo>
                <mi>exp</mi>
              </mrow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sub>
                        <mi>a</mi>
                        <mi>T</mi>
                      </msub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= sum csub{i}
left[ 
{ exp left(-y_i cdot sum csub {i=1} csup {T-1} a_t cdot b_t(x_i) right) }underbrace{w_i} cdot 
exp left(-y_i cdot a_T cdot b_T(x_i) right)

right]</annotation>
  </semantics>
</math>
</file>

<file path=Object 5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

<file path=Object 7/content.xml><?xml version="1.0" encoding="utf-8"?>
<math xmlns="http://www.w3.org/1998/Math/MathML" display="block">
  <semantics>
    <mrow>
      <msub>
        <mi>Q</mi>
        <mi>T</mi>
      </msub>
      <mo stretchy="false">=</mo>
      <mrow>
        <munder>
          <mo stretchy="false">∑</mo>
          <mrow>
            <mi>i</mi>
            <mo stretchy="false">=</mo>
            <mn>1</mn>
          </mrow>
        </munder>
        <mrow>
          <mo fence="true" stretchy="true">[</mo>
          <mrow>
            <mrow>
              <mrow>
                <mo fence="true" stretchy="true">(</mo>
                <mrow>
                  <mrow>
                    <mrow>
                      <msub>
                        <mi>y</mi>
                        <mi>i</mi>
                      </msub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&lt;</mo>
              <mn>0</mn>
            </mrow>
          </mrow>
          <mo fence="true" stretchy="true">]</mo>
        </mrow>
      </mrow>
    </mrow>
    <annotation encoding="StarMath 5.0">Q_T = sum csub{i=1} left[ left(   
y_i cdot sum csub {i=1} csup {T} a_t cdot b_t(x_i) right) &lt; 0
right]</annotation>
  </semantics>
</math>
</file>

<file path=Object 8/content.xml><?xml version="1.0" encoding="utf-8"?>
<math xmlns="http://www.w3.org/1998/Math/MathML" display="block">
  <semantics>
    <mrow>
      <msub>
        <mi>Q</mi>
        <mi>T</mi>
      </msub>
      <mo stretchy="false">≤</mo>
      <msub>
        <mover accent="true">
          <mi>Q</mi>
          <mo stretchy="false">~</mo>
        </mover>
        <mi>T</mi>
      </msub>
      <mo stretchy="false">=</mo>
      <mrow>
        <munder>
          <mo stretchy="false">∑</mo>
          <mi>i</mi>
        </munder>
        <mrow>
          <mo fence="true" stretchy="true">[</mo>
          <mrow>
            <mrow>
              <mi>exp</mi>
              <mrow>
                <mo fence="true" stretchy="true">(</mo>
                <mrow>
                  <mrow>
                    <mrow>
                      <mrow>
                        <mo stretchy="false">−</mo>
                        <msub>
                          <mi>y</mi>
                          <mi>i</mi>
                        </msub>
                      </mrow>
                      <mo stretchy="false">⋅</mo>
                      <mrow>
                        <munderover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T</mi>
                        </munderover>
                        <msub>
                          <mi>a</mi>
                          <mi>t</mi>
                        </msub>
                      </mrow>
                      <mo stretchy="false">⋅</mo>
                      <msub>
                        <mi>b</mi>
                        <mi>t</mi>
                      </msub>
                    </mrow>
                    <mrow>
                      <mo fence="true" stretchy="false">(</mo>
                      <mrow>
                        <msub>
                          <mi>x</mi>
                          <mi>i</mi>
                        </msub>
                      </mrow>
                      <mo fence="true" stretchy="false">)</mo>
                    </mrow>
                  </mrow>
                </mrow>
                <mo fence="true" stretchy="true">)</mo>
              </mrow>
            </mrow>
          </mrow>
          <mo fence="true" stretchy="true">]</mo>
        </mrow>
      </mrow>
    </mrow>
    <annotation encoding="StarMath 5.0">Q_T &lt;= {tilde Q}_T = sum csub{i}
left[ exp left(
-y_i cdot sum csub {i=1} csup {T} a_t cdot b_t(x_i) right)
right]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T</mi>
                </munderover>
                <msub>
                  <mi>a</mi>
                  <mi>t</mi>
                </msub>
              </mrow>
              <mo stretchy="false">⋅</mo>
              <msub>
                <mi>b</mi>
                <mi>t</mi>
              </msub>
            </mrow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)</mo>
      </mrow>
    </mrow>
    <annotation encoding="StarMath 5.0">a(x) = sign left(
sum csub {i=1} csup {T} a_t cdot b_t(x) 
right)</annotation>
  </semantics>
</math>
</file>